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setUnits( List &lt; String &gt; un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ListStringDeserializerTest.test_strings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rayListStringDeserializerTest.test_string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tity.getUn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ListStringDeserializerTest.parseObject( String input , Type clazz , Feature ... featu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rrayListStringDeserializerTest.test_string_error_not_eo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rrayListStringDeserializerTest.test_strings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rayListStringDeserializerTest.test_string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rrayListStringDeserializer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rrayListStringDeserializerTest.test_strings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rayListStringDeserializerTest.test_st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